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1.478in"/>
    </style:style>
    <style:style style:name="co3" style:family="table-column">
      <style:table-column-properties fo:break-before="auto" style:column-width="0.8035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820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063in"/>
    </style:style>
    <style:style style:name="co8" style:family="table-column">
      <style:table-column-properties fo:break-before="auto" style:column-width="1.0028in"/>
    </style:style>
    <style:style style:name="co9" style:family="table-column">
      <style:table-column-properties fo:break-before="auto" style:column-width="0.7118in"/>
    </style:style>
    <style:style style:name="co10" style:family="table-column">
      <style:table-column-properties fo:break-before="auto" style:column-width="0.8425in"/>
    </style:style>
    <style:style style:name="co11" style:family="table-column">
      <style:table-column-properties fo:break-before="auto" style:column-width="0.8807in"/>
    </style:style>
    <style:style style:name="co12" style:family="table-column">
      <style:table-column-properties fo:break-before="auto" style:column-width="0.1835in"/>
    </style:style>
    <style:style style:name="co13" style:family="table-column">
      <style:table-column-properties fo:break-before="auto" style:column-width="1.0181in"/>
    </style:style>
    <style:style style:name="co14" style:family="table-column">
      <style:table-column-properties fo:break-before="auto" style:column-width="1.0256in"/>
    </style:style>
    <style:style style:name="co15" style:family="table-column">
      <style:table-column-properties fo:break-before="auto" style:column-width="0.1984in"/>
    </style:style>
    <style:style style:name="co16" style:family="table-column">
      <style:table-column-properties fo:break-before="auto" style:column-width="0.5516in"/>
    </style:style>
    <style:style style:name="co17" style:family="table-column">
      <style:table-column-properties fo:break-before="auto" style:column-width="0.5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d3d3d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ce3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4"/>
        <table:table-column table:style-name="co14" table:default-cell-style-name="ce4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point </text:p>
          </table:table-cell>
          <table:table-cell office:value-type="string" calcext:value-type="string">
            <text:p>Point location</text:p>
          </table:table-cell>
          <table:table-cell office:value-type="string" calcext:value-type="string">
            <text:p>meters/deg</text:p>
          </table:table-cell>
          <table:table-cell office:value-type="string" calcext:value-type="string">
            <text:p>E-W shortening</text:p>
          </table:table-cell>
          <table:table-cell office:value-type="string" calcext:value-type="string">
            <text:p>X-offset</text:p>
          </table:table-cell>
          <table:table-cell office:value-type="string" calcext:value-type="string">
            <text:p>Y-offset</text:p>
          </table:table-cell>
          <table:table-cell office:value-type="string" calcext:value-type="string">
            <text:p>Lat (meas)</text:p>
          </table:table-cell>
          <table:table-cell office:value-type="string" calcext:value-type="string">
            <text:p>Lon (meas)</text:p>
          </table:table-cell>
          <table:table-cell/>
          <table:table-cell office:value-type="string" calcext:value-type="string">
            <text:p>Easting (meas)</text:p>
          </table:table-cell>
          <table:table-cell office:value-type="string" calcext:value-type="string">
            <text:p>Northing (meas)</text:p>
          </table:table-cell>
          <table:table-cell/>
          <table:table-cell office:value-type="string" calcext:value-type="string">
            <text:p>Lat (Gmap)</text:p>
          </table:table-cell>
          <table:table-cell office:value-type="string" calcext:value-type="string">
            <text:p>Lon (Gmap)</text:p>
          </table:table-cell>
          <table:table-cell/>
          <table:table-cell office:value-type="string" calcext:value-type="string">
            <text:p>Easting (gmap)</text:p>
          </table:table-cell>
          <table:table-cell office:value-type="string" calcext:value-type="string">
            <text:p>Northing (gmap)</text:p>
          </table:table-cell>
          <table:table-cell/>
          <table:table-cell office:value-type="string" calcext:value-type="string">
            <text:p>delta E</text:p>
          </table:table-cell>
          <table:table-cell office:value-type="string" calcext:value-type="string">
            <text:p>delta 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rza-Carrera mhc</text:p>
          </table:table-cell>
          <table:table-cell table:style-name="ce1" table:formula="of:=12756000 * 3.1416 / 360" office:value-type="float" office:value="111317.36" calcext:value-type="float">
            <text:p>111317.36</text:p>
          </table:table-cell>
          <table:table-cell office:value-type="float" office:value="0.875" calcext:value-type="float">
            <text:p>0.875</text:p>
          </table:table-cell>
          <table:table-cell office:value-type="float" office:value="7984149" calcext:value-type="float">
            <text:p>7984149</text:p>
          </table:table-cell>
          <table:table-cell office:value-type="float" office:value="3219744" calcext:value-type="float">
            <text:p>3219744</text:p>
          </table:table-cell>
          <table:table-cell table:style-name="ce2" office:value-type="float" office:value="28.924025" calcext:value-type="float">
            <text:p>28.924025</text:p>
          </table:table-cell>
          <table:table-cell table:style-name="ce2" office:value-type="float" office:value="-81.970512" calcext:value-type="float">
            <text:p>-81.970512</text:p>
          </table:table-cell>
          <table:table-cell/>
          <table:table-cell table:formula="of:=[.$C$2]*[.H2]* [.$D$2]+[.$E$2]" office:value-type="float" office:value="0.630522719584405" calcext:value-type="float">
            <text:p>0.630522719584405</text:p>
          </table:table-cell>
          <table:table-cell table:formula="of:=[.$C$2]*[.G2]-[.$F$2]" office:value-type="float" office:value="2.10357399983332" calcext:value-type="float">
            <text:p>2.10357399983332</text:p>
          </table:table-cell>
          <table:table-cell/>
          <table:table-cell office:value-type="float" office:value="28.9240028713098" calcext:value-type="float">
            <text:p>28.9240028713098</text:p>
          </table:table-cell>
          <table:table-cell office:value-type="float" office:value="-81.9705158024467" calcext:value-type="float">
            <text:p>-81.9705158024467</text:p>
          </table:table-cell>
          <table:table-cell/>
          <table:table-cell table:formula="of:=[.$C$2]*[.N2]*[.$D$2]+[.$E$2]" office:value-type="float" office:value="0.260154182091355" calcext:value-type="float">
            <text:p>0.260154182091355</text:p>
          </table:table-cell>
          <table:table-cell table:formula="of:=[.$C$2]*[.M2]-[.$F$2]" office:value-type="float" office:value="-0.359733373392373" calcext:value-type="float">
            <text:p>-0.359733373392373</text:p>
          </table:table-cell>
          <table:table-cell/>
          <table:table-cell table:formula="of:=[.J2]-[.P2]" office:value-type="float" office:value="0.37036853749305" calcext:value-type="float">
            <text:p>0.37036853749305</text:p>
          </table:table-cell>
          <table:table-cell table:formula="of:=[.K2]-[.Q2]" office:value-type="float" office:value="2.46330737322569" calcext:value-type="float">
            <text:p>2.46330737322569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2" table:number-columns-repeated="2"/>
          <table:table-cell table:number-columns-repeated="12"/>
        </table:table-row>
        <table:table-row table:style-name="ro1">
          <table:table-cell/>
          <table:table-cell office:value-type="string" calcext:value-type="string">
            <text:p>driveway center AVG</text:p>
          </table:table-cell>
          <table:table-cell table:style-name="ce1"/>
          <table:table-cell table:number-columns-repeated="3"/>
          <table:table-cell table:style-name="ce2" table:formula="of:=AVERAGE([.G5:.G6])" office:value-type="float" office:value="28.924694" calcext:value-type="float">
            <text:p>28.924694</text:p>
          </table:table-cell>
          <table:table-cell table:style-name="ce2" table:formula="of:=SUM(AVERAGE([.H5:.H6]))" office:value-type="float" office:value="-81.9696155" calcext:value-type="float">
            <text:p>-81.9696155</text:p>
          </table:table-cell>
          <table:table-cell/>
          <table:table-cell table:formula="of:=[.$C$2]*[.H4]* [.$D$2]+[.$E$2]" office:value-type="float" office:value="87.9520343039185" calcext:value-type="float">
            <text:p>87.9520343039185</text:p>
          </table:table-cell>
          <table:table-cell table:formula="of:=[.$C$2]*[.G4]-[.$F$2]" office:value-type="float" office:value="76.5748878400773" calcext:value-type="float">
            <text:p>76.5748878400773</text:p>
          </table:table-cell>
          <table:table-cell/>
          <table:table-cell office:value-type="float" office:value="28.9246748563332" calcext:value-type="float">
            <text:p>28.9246748563332</text:p>
          </table:table-cell>
          <table:table-cell office:value-type="float" office:value="-81.9696184957632" calcext:value-type="float">
            <text:p>-81.9696184957632</text:p>
          </table:table-cell>
          <table:table-cell/>
          <table:table-cell table:formula="of:=[.$C$2]*[.N4]*[.$D$2]+[.$E$2]" office:value-type="float" office:value="87.6602389104664" calcext:value-type="float">
            <text:p>87.6602389104664</text:p>
          </table:table-cell>
          <table:table-cell table:formula="of:=[.$C$2]*[.M4]-[.$F$2]" office:value-type="float" office:value="74.4438653914258" calcext:value-type="float">
            <text:p>74.4438653914258</text:p>
          </table:table-cell>
          <table:table-cell/>
          <table:table-cell table:formula="of:=[.J4]-[.P4]" office:value-type="float" office:value="0.291795393452048" calcext:value-type="float">
            <text:p>0.291795393452048</text:p>
          </table:table-cell>
          <table:table-cell table:formula="of:=[.K4]-[.Q4]" office:value-type="float" office:value="2.13102244865149" calcext:value-type="float">
            <text:p>2.13102244865149</text:p>
          </table:table-cell>
        </table:table-row>
        <table:table-row table:style-name="ro1">
          <table:table-cell/>
          <table:table-cell office:value-type="string" calcext:value-type="string">
            <text:p>driveway center</text:p>
          </table:table-cell>
          <table:table-cell table:style-name="ce1"/>
          <table:table-cell table:number-columns-repeated="3"/>
          <table:table-cell table:style-name="ce2" office:value-type="float" office:value="28.924681" calcext:value-type="float">
            <text:p>28.924681</text:p>
          </table:table-cell>
          <table:table-cell table:style-name="ce2" office:value-type="float" office:value="-81.969604" calcext:value-type="float">
            <text:p>-81.969604</text:p>
          </table:table-cell>
          <table:table-cell/>
          <table:table-cell table:formula="of:=[.$C$2]*[.H5]* [.$D$2]+[.$E$2]" office:value-type="float" office:value="89.0721652396023" calcext:value-type="float">
            <text:p>89.0721652396023</text:p>
          </table:table-cell>
          <table:table-cell table:formula="of:=[.$C$2]*[.G5]-[.$F$2]" office:value-type="float" office:value="75.1277621597983" calcext:value-type="float">
            <text:p>75.127762159798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itto</text:p>
          </table:table-cell>
          <table:table-cell table:style-name="ce1"/>
          <table:table-cell table:number-columns-repeated="3"/>
          <table:table-cell table:style-name="ce2" office:value-type="float" office:value="28.924707" calcext:value-type="float">
            <text:p>28.924707</text:p>
          </table:table-cell>
          <table:table-cell table:style-name="ce2" office:value-type="float" office:value="-81.969627" calcext:value-type="float">
            <text:p>-81.969627</text:p>
          </table:table-cell>
          <table:table-cell/>
          <table:table-cell table:formula="of:=[.$C$2]*[.H6]* [.$D$2]+[.$E$2]" office:value-type="float" office:value="86.8319033700973" calcext:value-type="float">
            <text:p>86.8319033700973</text:p>
          </table:table-cell>
          <table:table-cell table:formula="of:=[.$C$2]*[.G6]-[.$F$2]" office:value-type="float" office:value="78.0220135203563" calcext:value-type="float">
            <text:p>78.022013520356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2" table:number-columns-repeated="2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iveway corner S</text:p>
          </table:table-cell>
          <table:table-cell table:number-columns-repeated="4"/>
          <table:table-cell office:value-type="float" office:value="28.924711" calcext:value-type="float">
            <text:p>28.924711</text:p>
          </table:table-cell>
          <table:table-cell office:value-type="float" office:value="-81.969688" calcext:value-type="float">
            <text:p>-81.969688</text:p>
          </table:table-cell>
          <table:table-cell/>
          <table:table-cell table:formula="of:=[.$C$2]*[.H8]* [.$D$2]+[.$E$2]" office:value-type="float" office:value="80.8903392795473" calcext:value-type="float">
            <text:p>80.8903392795473</text:p>
          </table:table-cell>
          <table:table-cell table:formula="of:=[.$C$2]*[.G8]-[.$F$2]" office:value-type="float" office:value="78.4672829597257" calcext:value-type="float">
            <text:p>78.4672829597257</text:p>
          </table:table-cell>
          <table:table-cell/>
          <table:table-cell office:value-type="float" office:value="28.9246939046486" calcext:value-type="float">
            <text:p>28.9246939046486</text:p>
          </table:table-cell>
          <table:table-cell office:value-type="float" office:value="-81.969672732623" calcext:value-type="float">
            <text:p>-81.969672732623</text:p>
          </table:table-cell>
          <table:table-cell/>
          <table:table-cell table:formula="of:=[.$C$2]*[.N8]*[.$D$2]+[.$E$2]" office:value-type="float" office:value="82.3774228692055" calcext:value-type="float">
            <text:p>82.3774228692055</text:p>
          </table:table-cell>
          <table:table-cell table:formula="of:=[.$C$2]*[.M8]-[.$F$2]" office:value-type="float" office:value="76.5642735739239" calcext:value-type="float">
            <text:p>76.5642735739239</text:p>
          </table:table-cell>
          <table:table-cell/>
          <table:table-cell table:formula="of:=[.J8]-[.P8]" office:value-type="float" office:value="-1.48708358965814" calcext:value-type="float">
            <text:p>-1.48708358965814</text:p>
          </table:table-cell>
          <table:table-cell table:formula="of:=[.K8]-[.Q8]" office:value-type="float" office:value="1.90300938580185" calcext:value-type="float">
            <text:p>1.903009385801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riveway corner N</text:p>
          </table:table-cell>
          <table:table-cell table:number-columns-repeated="4"/>
          <table:table-cell office:value-type="float" office:value="28.924759" calcext:value-type="float">
            <text:p>28.924759</text:p>
          </table:table-cell>
          <table:table-cell office:value-type="float" office:value="-81.969643" calcext:value-type="float">
            <text:p>-81.969643</text:p>
          </table:table-cell>
          <table:table-cell/>
          <table:table-cell table:formula="of:=[.$C$2]*[.H9]* [.$D$2]+[.$E$2]" office:value-type="float" office:value="85.2734603295103" calcext:value-type="float">
            <text:p>85.2734603295103</text:p>
          </table:table-cell>
          <table:table-cell table:formula="of:=[.$C$2]*[.G9]-[.$F$2]" office:value-type="float" office:value="83.8105162400752" calcext:value-type="float">
            <text:p>83.8105162400752</text:p>
          </table:table-cell>
          <table:table-cell/>
          <table:table-cell office:value-type="float" office:value="28.9247387687918" calcext:value-type="float">
            <text:p>28.9247387687918</text:p>
          </table:table-cell>
          <table:table-cell office:value-type="float" office:value="-81.9696350378386" calcext:value-type="float">
            <text:p>-81.9696350378386</text:p>
          </table:table-cell>
          <table:table-cell/>
          <table:table-cell table:formula="of:=[.$C$2]*[.N9]*[.$D$2]+[.$E$2]" office:value-type="float" office:value="86.0489962687716" calcext:value-type="float">
            <text:p>86.0489962687716</text:p>
          </table:table-cell>
          <table:table-cell table:formula="of:=[.$C$2]*[.M9]-[.$F$2]" office:value-type="float" office:value="81.5584315536544" calcext:value-type="float">
            <text:p>81.5584315536544</text:p>
          </table:table-cell>
          <table:table-cell/>
          <table:table-cell table:formula="of:=[.J9]-[.P9]" office:value-type="float" office:value="-0.775535939261317" calcext:value-type="float">
            <text:p>-0.775535939261317</text:p>
          </table:table-cell>
          <table:table-cell table:formula="of:=[.K9]-[.Q9]" office:value-type="float" office:value="2.25208468642086" calcext:value-type="float">
            <text:p>2.25208468642086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Santana circle AVG</text:p>
          </table:table-cell>
          <table:table-cell table:number-columns-repeated="4"/>
          <table:table-cell table:formula="of:=AVERAGE([.G12:.G14])" office:value-type="float" office:value="28.9247993333333" calcext:value-type="float">
            <text:p>28.9247993333333</text:p>
          </table:table-cell>
          <table:table-cell table:formula="of:=AVERAGE([.H12:.H14])" office:value-type="float" office:value="-81.9698233333333" calcext:value-type="float">
            <text:p>-81.9698233333333</text:p>
          </table:table-cell>
          <table:table-cell/>
          <table:table-cell table:formula="of:=[.$C$2]*[.H11]* [.$D$2]+[.$E$2]" office:value-type="float" office:value="67.7085085660219" calcext:value-type="float">
            <text:p>67.7085085660219</text:p>
          </table:table-cell>
          <table:table-cell table:formula="of:=[.$C$2]*[.G11]-[.$F$2]" office:value-type="float" office:value="88.300316426903" calcext:value-type="float">
            <text:p>88.300316426903</text:p>
          </table:table-cell>
          <table:table-cell/>
          <table:table-cell office:value-type="float" office:value="28.9247826572587" calcext:value-type="float">
            <text:p>28.9247826572587</text:p>
          </table:table-cell>
          <table:table-cell office:value-type="float" office:value="-81.9698171028386" calcext:value-type="float">
            <text:p>-81.9698171028386</text:p>
          </table:table-cell>
          <table:table-cell/>
          <table:table-cell table:formula="of:=[.$C$2]*[.N11]*[.$D$2]+[.$E$2]" office:value-type="float" office:value="68.3153755133972" calcext:value-type="float">
            <text:p>68.3153755133972</text:p>
          </table:table-cell>
          <table:table-cell table:formula="of:=[.$C$2]*[.M11]-[.$F$2]" office:value-type="float" office:value="86.4439798234962" calcext:value-type="float">
            <text:p>86.4439798234962</text:p>
          </table:table-cell>
          <table:table-cell/>
          <table:table-cell table:formula="of:=[.J11]-[.P11]" office:value-type="float" office:value="-0.606866947375238" calcext:value-type="float">
            <text:p>-0.606866947375238</text:p>
          </table:table-cell>
          <table:table-cell table:formula="of:=[.K11]-[.Q11]" office:value-type="float" office:value="1.85633660340682" calcext:value-type="float">
            <text:p>1.856336603406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ntana circle mhc</text:p>
          </table:table-cell>
          <table:table-cell table:number-columns-repeated="4"/>
          <table:table-cell office:value-type="float" office:value="28.924797" calcext:value-type="float">
            <text:p>28.924797</text:p>
          </table:table-cell>
          <table:table-cell office:value-type="float" office:value="-81.969826" calcext:value-type="float">
            <text:p>-81.969826</text:p>
          </table:table-cell>
          <table:table-cell/>
          <table:table-cell table:formula="of:=[.$C$2]*[.H12]* [.$D$2]+[.$E$2]" office:value-type="float" office:value="67.4487680606544" calcext:value-type="float">
            <text:p>67.4487680606544</text:p>
          </table:table-cell>
          <table:table-cell table:formula="of:=[.$C$2]*[.G12]-[.$F$2]" office:value-type="float" office:value="88.0405759201385" calcext:value-type="float">
            <text:p>88.040575920138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itto</text:p>
          </table:table-cell>
          <table:table-cell table:number-columns-repeated="4"/>
          <table:table-cell table:style-name="ce2" office:value-type="float" office:value="28.924789" calcext:value-type="float">
            <text:p>28.924789</text:p>
          </table:table-cell>
          <table:table-cell table:style-name="ce2" office:value-type="float" office:value="-81.969818" calcext:value-type="float">
            <text:p>-81.969818</text:p>
          </table:table-cell>
          <table:table-cell/>
          <table:table-cell table:formula="of:=[.$C$2]*[.H13]* [.$D$2]+[.$E$2]" office:value-type="float" office:value="68.2279895795509" calcext:value-type="float">
            <text:p>68.2279895795509</text:p>
          </table:table-cell>
          <table:table-cell table:formula="of:=[.$C$2]*[.G13]-[.$F$2]" office:value-type="float" office:value="87.1500370400026" calcext:value-type="float">
            <text:p>87.150037040002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itto</text:p>
          </table:table-cell>
          <table:table-cell table:number-columns-repeated="4"/>
          <table:table-cell table:style-name="ce2" office:value-type="float" office:value="28.924812" calcext:value-type="float">
            <text:p>28.924812</text:p>
          </table:table-cell>
          <table:table-cell table:style-name="ce2" office:value-type="float" office:value="-81.969826" calcext:value-type="float">
            <text:p>-81.969826</text:p>
          </table:table-cell>
          <table:table-cell/>
          <table:table-cell table:formula="of:=[.$C$2]*[.H14]* [.$D$2]+[.$E$2]" office:value-type="float" office:value="67.4487680606544" calcext:value-type="float">
            <text:p>67.4487680606544</text:p>
          </table:table-cell>
          <table:table-cell table:formula="of:=[.$C$2]*[.G14]-[.$F$2]" office:value-type="float" office:value="89.7103363201022" calcext:value-type="float">
            <text:p>89.7103363201022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2" table:number-columns-repeated="2"/>
          <table:table-cell table:number-columns-repeated="12"/>
        </table:table-row>
        <table:table-row table:style-name="ro1">
          <table:table-cell/>
          <table:table-cell office:value-type="string" calcext:value-type="string">
            <text:p>Santana-Carr mhc AVG</text:p>
          </table:table-cell>
          <table:table-cell table:number-columns-repeated="4"/>
          <table:table-cell table:style-name="ce2" table:formula="of:=AVERAGE([.G17:.G19])" office:value-type="float" office:value="28.9248003333333" calcext:value-type="float">
            <text:p>28.9248003333333</text:p>
          </table:table-cell>
          <table:table-cell table:style-name="ce2" table:formula="of:=AVERAGE([.H17:.H19])" office:value-type="float" office:value="-81.9705096666667" calcext:value-type="float">
            <text:p>-81.9705096666667</text:p>
          </table:table-cell>
          <table:table-cell/>
          <table:table-cell table:formula="of:=[.$C$2]*[.H16]* [.$D$2]+[.$E$2]" office:value-type="float" office:value="0.857795659452677" calcext:value-type="float">
            <text:p>0.857795659452677</text:p>
          </table:table-cell>
          <table:table-cell table:formula="of:=[.$C$2]*[.G16]-[.$F$2]" office:value-type="float" office:value="88.4116337830201" calcext:value-type="float">
            <text:p>88.4116337830201</text:p>
          </table:table-cell>
          <table:table-cell/>
          <table:table-cell office:value-type="float" office:value="28.924793376917" calcext:value-type="float">
            <text:p>28.924793376917</text:p>
          </table:table-cell>
          <table:table-cell office:value-type="float" office:value="-81.9705079537485" calcext:value-type="float">
            <text:p>-81.9705079537485</text:p>
          </table:table-cell>
          <table:table-cell/>
          <table:table-cell table:formula="of:=[.$C$2]*[.N16]*[.$D$2]+[.$E$2]" office:value-type="float" office:value="1.02463850099593" calcext:value-type="float">
            <text:p>1.02463850099593</text:p>
          </table:table-cell>
          <table:table-cell table:formula="of:=[.$C$2]*[.M16]-[.$F$2]" office:value-type="float" office:value="87.6372638852336" calcext:value-type="float">
            <text:p>87.6372638852336</text:p>
          </table:table-cell>
          <table:table-cell/>
          <table:table-cell table:formula="of:=[.J16]-[.P16]" office:value-type="float" office:value="-0.166842841543257" calcext:value-type="float">
            <text:p>-0.166842841543257</text:p>
          </table:table-cell>
          <table:table-cell table:formula="of:=[.K16]-[.Q16]" office:value-type="float" office:value="0.774369897786528" calcext:value-type="float">
            <text:p>0.7743698977865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ntana-Carrera mhc</text:p>
          </table:table-cell>
          <table:table-cell table:number-columns-repeated="4"/>
          <table:table-cell office:value-type="float" office:value="28.924803" calcext:value-type="float">
            <text:p>28.924803</text:p>
          </table:table-cell>
          <table:table-cell office:value-type="float" office:value="-81.970512" calcext:value-type="float">
            <text:p>-81.970512</text:p>
          </table:table-cell>
          <table:table-cell/>
          <table:table-cell table:formula="of:=[.$C$2]*[.H17]* [.$D$2]+[.$E$2]" office:value-type="float" office:value="0.630522719584405" calcext:value-type="float">
            <text:p>0.630522719584405</text:p>
          </table:table-cell>
          <table:table-cell table:formula="of:=[.$C$2]*[.G17]-[.$F$2]" office:value-type="float" office:value="88.708480080124" calcext:value-type="float">
            <text:p>88.70848008012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itto</text:p>
          </table:table-cell>
          <table:table-cell table:number-columns-repeated="4"/>
          <table:table-cell table:style-name="ce2" office:value-type="float" office:value="28.924797" calcext:value-type="float">
            <text:p>28.924797</text:p>
          </table:table-cell>
          <table:table-cell table:style-name="ce2" office:value-type="float" office:value="-81.970497" calcext:value-type="float">
            <text:p>-81.970497</text:p>
          </table:table-cell>
          <table:table-cell/>
          <table:table-cell table:formula="of:=[.$C$2]*[.H18]* [.$D$2]+[.$E$2]" office:value-type="float" office:value="2.09156307019293" calcext:value-type="float">
            <text:p>2.09156307019293</text:p>
          </table:table-cell>
          <table:table-cell table:formula="of:=[.$C$2]*[.G18]-[.$F$2]" office:value-type="float" office:value="88.0405759201385" calcext:value-type="float">
            <text:p>88.040575920138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itto</text:p>
          </table:table-cell>
          <table:table-cell table:number-columns-repeated="4"/>
          <table:table-cell table:style-name="ce2" office:value-type="float" office:value="28.924801" calcext:value-type="float">
            <text:p>28.924801</text:p>
          </table:table-cell>
          <table:table-cell table:style-name="ce2" office:value-type="float" office:value="-81.97052" calcext:value-type="float">
            <text:p>-81.97052</text:p>
          </table:table-cell>
          <table:table-cell/>
          <table:table-cell table:formula="of:=[.$C$2]*[.H19]* [.$D$2]+[.$E$2]" office:value-type="float" office:value="-0.148698799312115" calcext:value-type="float">
            <text:p>-0.148698799312115</text:p>
          </table:table-cell>
          <table:table-cell table:formula="of:=[.$C$2]*[.G19]-[.$F$2]" office:value-type="float" office:value="88.4858453599736" calcext:value-type="float">
            <text:p>88.4858453599736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2" table:number-columns-repeated="2"/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nLuis-Carrera mhc</text:p>
          </table:table-cell>
          <table:table-cell table:number-columns-repeated="4"/>
          <table:table-cell office:value-type="float" office:value="28.925573" calcext:value-type="float">
            <text:p>28.925573</text:p>
          </table:table-cell>
          <table:table-cell office:value-type="float" office:value="-81.970528" calcext:value-type="float">
            <text:p>-81.970528</text:p>
          </table:table-cell>
          <table:table-cell/>
          <table:table-cell table:formula="of:=[.$C$2]*[.H21]* [.$D$2]+[.$E$2]" office:value-type="float" office:value="-0.92792032007128" calcext:value-type="float">
            <text:p>-0.92792032007128</text:p>
          </table:table-cell>
          <table:table-cell table:formula="of:=[.$C$2]*[.G21]-[.$F$2]" office:value-type="float" office:value="174.422847279813" calcext:value-type="float">
            <text:p>174.422847279813</text:p>
          </table:table-cell>
          <table:table-cell/>
          <table:table-cell office:value-type="float" office:value="28.9255769488846" calcext:value-type="float">
            <text:p>28.9255769488846</text:p>
          </table:table-cell>
          <table:table-cell office:value-type="float" office:value="-81.9705141819822" calcext:value-type="float">
            <text:p>-81.9705141819822</text:p>
          </table:table-cell>
          <table:table-cell/>
          <table:table-cell table:formula="of:=[.$C$2]*[.N21]*[.$D$2]+[.$E$2]" office:value-type="float" office:value="0.417991785332561" calcext:value-type="float">
            <text:p>0.417991785332561</text:p>
          </table:table-cell>
          <table:table-cell table:formula="of:=[.$C$2]*[.M21]-[.$F$2]" office:value-type="float" office:value="174.862426688895" calcext:value-type="float">
            <text:p>174.862426688895</text:p>
          </table:table-cell>
          <table:table-cell/>
          <table:table-cell table:formula="of:=[.J21]-[.P21]" office:value-type="float" office:value="-1.34591210540384" calcext:value-type="float">
            <text:p>-1.34591210540384</text:p>
          </table:table-cell>
          <table:table-cell table:formula="of:=[.K21]-[.Q21]" office:value-type="float" office:value="-0.439579409081489" calcext:value-type="float">
            <text:p>-0.439579409081489</text:p>
          </table:table-cell>
        </table:table-row>
        <table:table-row table:style-name="ro1">
          <table:table-cell table:number-columns-repeated="10"/>
          <table:table-cell table:formula="of:=[.$C$2]*[.G22]-[.$F$2]" office:value-type="float" office:value="-3219744" calcext:value-type="float">
            <text:p>-321974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nLuis circle mhc</text:p>
          </table:table-cell>
          <table:table-cell table:number-columns-repeated="4"/>
          <table:table-cell office:value-type="float" office:value="28.925581" calcext:value-type="float">
            <text:p>28.925581</text:p>
          </table:table-cell>
          <table:table-cell office:value-type="float" office:value="-81.96991" calcext:value-type="float">
            <text:p>-81.96991</text:p>
          </table:table-cell>
          <table:table-cell/>
          <table:table-cell table:formula="of:=[.$C$2]*[.H23]* [.$D$2]+[.$E$2]" office:value-type="float" office:value="59.2669420996681" calcext:value-type="float">
            <text:p>59.2669420996681</text:p>
          </table:table-cell>
          <table:table-cell table:formula="of:=[.$C$2]*[.G23]-[.$F$2]" office:value-type="float" office:value="175.313386159949" calcext:value-type="float">
            <text:p>175.313386159949</text:p>
          </table:table-cell>
          <table:table-cell/>
          <table:table-cell office:value-type="float" office:value="28.9255692553478" calcext:value-type="float">
            <text:p>28.9255692553478</text:p>
          </table:table-cell>
          <table:table-cell office:value-type="float" office:value="-81.96989522903" calcext:value-type="float">
            <text:p>-81.96989522903</text:p>
          </table:table-cell>
          <table:table-cell/>
          <table:table-cell table:formula="of:=[.$C$2]*[.N23]*[.$D$2]+[.$E$2]" office:value-type="float" office:value="60.7056743111461" calcext:value-type="float">
            <text:p>60.7056743111461</text:p>
          </table:table-cell>
          <table:table-cell table:formula="of:=[.$C$2]*[.M23]-[.$F$2]" office:value-type="float" office:value="174.006002482958" calcext:value-type="float">
            <text:p>174.006002482958</text:p>
          </table:table-cell>
          <table:table-cell/>
          <table:table-cell table:formula="of:=[.J23]-[.P23]" office:value-type="float" office:value="-1.43873221147805" calcext:value-type="float">
            <text:p>-1.43873221147805</text:p>
          </table:table-cell>
          <table:table-cell table:formula="of:=[.K23]-[.Q23]" office:value-type="float" office:value="1.30738367699087" calcext:value-type="float">
            <text:p>1.30738367699087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are measured GPS coordinates with coordinates gotten from Google Map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or features that are easily discoverable, such as man-hole covers (mhc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at/Lon coordinates are then converted to Easting/Northing coordinates (meters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w/r/t origin chosen as the mhc located on Carrera at Garza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easured values differ from Google Maps generally within a meter or so.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formula="of:=[.J11]-[.J16]" office:value-type="float" office:value="66.8507129065692" calcext:value-type="float">
            <text:p>66.8507129065692</text:p>
          </table:table-cell>
          <table:table-cell office:value-type="string" calcext:value-type="string">
            <text:p>Calculated Easting distance (meters) between mhc’s on Santana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7.44" calcext:value-type="float">
            <text:p>67.44</text:p>
          </table:table-cell>
          <table:table-cell office:value-type="string" calcext:value-type="string">
            <text:p>Distance measured on Google Maps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formula="of:=[.K16]" office:value-type="float" office:value="88.4116337830201" calcext:value-type="float">
            <text:p>88.4116337830201</text:p>
          </table:table-cell>
          <table:table-cell office:value-type="string" calcext:value-type="string">
            <text:p>Measured Northing distance (m) to mhc at Santana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8.25" calcext:value-type="float">
            <text:p>88.25</text:p>
          </table:table-cell>
          <table:table-cell office:value-type="string" calcext:value-type="string">
            <text:p>Distance measured on Google Maps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formula="of:=[.K23]" office:value-type="float" office:value="175.313386159949" calcext:value-type="float">
            <text:p>175.313386159949</text:p>
          </table:table-cell>
          <table:table-cell office:value-type="string" calcext:value-type="string">
            <text:p>Measured Northing value (meters) of mhc at San Luis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75.25" calcext:value-type="float">
            <text:p>175.25</text:p>
          </table:table-cell>
          <table:table-cell office:value-type="string" calcext:value-type="string">
            <text:p>Distance as measured on Google Maps</text:p>
          </table:table-cell>
          <table:table-cell table:number-columns-repeated="16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07:41:44.554136356</meta:creation-date>
    <dc:date>2024-04-06T10:24:06.192096819</dc:date>
    <meta:editing-duration>PT3H5M30S</meta:editing-duration>
    <meta:editing-cycles>11</meta:editing-cycles>
    <meta:generator>LibreOffice/7.3.7.2$Linux_X86_64 LibreOffice_project/30$Build-2</meta:generator>
    <meta:document-statistic meta:table-count="1" meta:cell-count="173" meta:object-count="0"/>
  </office:meta>
</office:document-meta>
</file>